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Cambria" fo:font-size="12pt" fo:font-weight="bold" style:font-name-asian="MS Mincho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Cambria" fo:font-size="12pt" style:font-name-asian="MS Mincho" style:font-size-asian="12pt" style:font-name-complex="Times New Roman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ambria" fo:font-size="12pt" officeooo:rsid="00225922" style:font-name-asian="MS Mincho" style:font-size-asian="12pt" style:font-name-complex="Times New Roman" style:font-size-complex="12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Cambria" fo:font-size="12pt" officeooo:rsid="00225922" officeooo:paragraph-rsid="00225922" style:font-name-asian="MS Mincho" style:font-size-asian="12pt" style:font-name-complex="Times New Roman" style:font-size-complex="12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Cambria" fo:font-size="14pt" fo:font-weight="bold" style:font-name-asian="MS Mincho" style:font-size-asian="14pt" style:font-weight-asian="bold" style:font-name-complex="Times New Roman" style:font-size-complex="14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Cambria" fo:font-size="14pt" officeooo:rsid="001eedf1" officeooo:paragraph-rsid="001eedf1" style:font-name-asian="MS Mincho" style:font-size-asian="12.25pt" style:font-name-complex="Times New Roman" style:font-size-complex="14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Cambria" fo:font-size="14pt" officeooo:rsid="00232c59" officeooo:paragraph-rsid="00232c59" style:font-name-asian="MS Mincho" style:font-size-asian="12.25pt" style:font-name-complex="Times New Roman" style:font-size-complex="14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Cambria" fo:font-size="14pt" officeooo:rsid="002685b0" officeooo:paragraph-rsid="002685b0" style:font-name-asian="MS Mincho" style:font-size-asian="12.25pt" style:font-name-complex="Times New Roman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Cambria" fo:font-size="14pt" fo:font-weight="normal" officeooo:rsid="001eedf1" officeooo:paragraph-rsid="001eedf1" style:font-name-asian="MS Mincho" style:font-size-asian="12.25pt" style:font-weight-asian="normal" style:font-name-complex="Times New Roman" style:font-size-complex="14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Cambria" fo:font-size="14pt" fo:font-weight="normal" officeooo:rsid="002685b0" officeooo:paragraph-rsid="002685b0" style:font-name-asian="MS Mincho" style:font-size-asian="12.25pt" style:font-weight-asian="normal" style:font-name-complex="Times New Roman" style:font-size-complex="14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font-size="14pt" officeooo:rsid="002685b0" officeooo:paragraph-rsid="002685b0" style:font-size-asian="12.25pt" style:font-size-complex="14pt"/>
    </style:style>
    <style:style style:name="P13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</style:style>
    <style:style style:name="P14" style:family="paragraph" style:parent-style-name="Text_20_body" style:list-style-name="L2"/>
    <style:style style:name="P15" style:family="paragraph" style:parent-style-name="Text_20_body">
      <style:paragraph-properties fo:margin-top="0in" fo:margin-bottom="0in" loext:contextual-spacing="false" fo:line-height="100%"/>
      <style:text-properties style:font-name="Cambria" fo:font-size="12pt" style:font-name-asian="MS Mincho" style:font-size-asian="12pt" style:font-name-complex="Times New Roman" style:font-size-complex="12pt"/>
    </style:style>
    <style:style style:name="T1" style:family="text">
      <style:text-properties style:font-name="Cambria" fo:font-size="16pt" style:font-name-asian="MS Mincho" style:font-size-asian="16pt" style:font-name-complex="Times New Roman" style:font-size-complex="16pt"/>
    </style:style>
    <style:style style:name="T2" style:family="text">
      <style:text-properties style:font-name="Cambria" fo:font-size="12pt" style:font-name-asian="MS Mincho" style:font-size-asian="12pt" style:font-name-complex="Times New Roman" style:font-size-complex="12pt"/>
    </style:style>
    <style:style style:name="T3" style:family="text">
      <style:text-properties style:font-name="Cambria" fo:font-size="12pt" fo:font-weight="bold" style:font-name-asian="MS Mincho" style:font-size-asian="12pt" style:font-weight-asian="bold" style:font-name-complex="Times New Roman" style:font-size-complex="12pt"/>
    </style:style>
    <style:style style:name="T4" style:family="text">
      <style:text-properties style:font-name="Cambria" fo:font-size="12pt" style:text-underline-style="solid" style:text-underline-width="auto" style:text-underline-color="font-color" fo:font-weight="bold" style:font-name-asian="MS Mincho" style:font-size-asian="12pt" style:font-weight-asian="bold" style:font-name-complex="Times New Roman" style:font-size-complex="12pt" style:font-weight-complex="bold"/>
    </style:style>
    <style:style style:name="T5" style:family="text">
      <style:text-properties style:font-name="Cambria" fo:font-size="20pt" fo:font-weight="bold" style:font-name-asian="MS Mincho" style:font-size-asian="20pt" style:font-weight-asian="bold" style:font-name-complex="Times New Roman" style:font-size-complex="20pt"/>
    </style:style>
    <style:style style:name="T6" style:family="text">
      <style:text-properties style:font-name="Cambria" fo:font-size="14pt" fo:font-weight="bold" style:font-name-asian="MS Mincho" style:font-size-asian="14pt" style:font-weight-asian="bold" style:font-name-complex="Times New Roman" style:font-size-complex="14pt"/>
    </style:style>
    <style:style style:name="T7" style:family="text">
      <style:text-properties style:font-name="Cambria" style:font-name-asian="MS Mincho" style:font-name-complex="Times New Roman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2086d8"/>
    </style:style>
    <style:style style:name="T10" style:family="text">
      <style:text-properties officeooo:rsid="002512ad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Math 338</text:span><text:span text:style-name="T2"><text:tab/> <text:s text:c="13"/><text:tab/></text:span><text:span text:style-name="T5"> <text:s text:c="7"/>Lab Assignment #7 <text:s/></text:span><text:span text:style-name="T1"><text:s text:c="5"/><text:tab/><text:tab/> <text:s text:c="5"/>Fall 2019</text:span></text:p>
      <text:p text:style-name="P2"/>
      <text:p text:style-name="P1"><text:span text:style-name="T2">The ELISA test was an early test used to screen blood donations for antibodies to HIV. <text:s/>A study (Weiss et. al. 1985) found that the conditional probability that a person would test positive given that they had HIV was 0.97, and the conditional probability that a person would test negative given that they did NOT have HIV was 0.926. <text:s/>The World Almanac gives an estimate of the probability of a person in the USA of having HIV to be 0.0026.</text:span></text:p>
      <text:p text:style-name="P3"/>
      <text:p text:style-name="P1"><text:span text:style-name="T6">Question #1</text:span><text:span text:style-name="T2"> Given the numbers in the paragraph above, identify the base rate (prevalence), sensitivity, and specificity of the test.</text:span></text:p>
      <text:p text:style-name="P3"/>
      <text:p text:style-name="P7">Prevalence: <text:s/><text:span text:style-name="T8">0.0026</text:span></text:p>
      <text:p text:style-name="P7">Sensitivity: 0.97</text:p>
      <text:p text:style-name="P7">Specificity: 0.92<text:span text:style-name="T9">6</text:span></text:p>
      <text:p text:style-name="P3"/>
      <text:p text:style-name="P3"/>
      <text:p text:style-name="P3"/>
      <text:p text:style-name="P1"><text:span text:style-name="T6">Question #2</text:span><text:span text:style-name="T3"> </text:span><text:span text:style-name="T2">Suppose 10000 random people are tested. <text:s/>How many of them do you expect to actually have HIV? How many do you expect not to have HIV?</text:span></text:p>
      <text:p text:style-name="P2"/>
      <text:p text:style-name="P10">26 people would be expected to have HIV and 9974 not to have HIV</text:p>
      <text:p text:style-name="P2"/>
      <text:p text:style-name="P2"/>
      <text:p text:style-name="P1"><text:span text:style-name="T6">Question #3 </text:span><text:span text:style-name="T2">Of those with HIV, how many do you expect to test positive? </text:span></text:p>
      <text:p text:style-name="P2"/>
      <text:p text:style-name="P2"/>
      <text:p text:style-name="P10">Of the 26, 25 would be expected to have HIV</text:p>
      <text:p text:style-name="P2"/>
      <text:p text:style-name="P2"/>
      <text:p text:style-name="P2"/>
      <text:p text:style-name="P1"><text:span text:style-name="T6">Question #4 </text:span><text:span text:style-name="T2">Of those without HIV, how many do you expect to test negative?</text:span></text:p>
      <text:p text:style-name="P3"/>
      <text:p text:style-name="P3"/>
      <text:p text:style-name="P7">9235.924 out of the 9974 would be expected to test negative</text:p>
      <text:p text:style-name="P3"/>
      <text:p text:style-name="P3"/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oft-page-break/><text:span text:style-name="T6">Question #5</text:span><text:span text:style-name="T2"> Draw a two-way table to represent this situation. Fill in your answers to </text:span><text:span text:style-name="T3">Questions #2-4</text:span><text:span text:style-name="T2"> in the appropriate cells, then fill in the rest of the table. </text:span><text:span text:style-name="T4">Do not solve for a probability yet.</text:span></text:p>
      <text:p text:style-name="P3"/>
      <text:p text:style-name="P3"/>
      <text:p text:style-name="P3"/>
      <text:p text:style-name="P3"/>
      <text:p text:style-name="P5">Yessir.</text:p>
      <text:p text:style-name="P6"/>
      <text:p text:style-name="P1"><text:span text:style-name="T6">Question #6</text:span><text:span text:style-name="T2"> Draw a tree diagram to represent this situation. Fill in the probabilities on each branch of the tree. </text:span><text:span text:style-name="T4">Do not solve for a probability yet.</text:span></text:p>
      <text:p text:style-name="P3"/>
      <text:p text:style-name="P3"/>
      <text:p text:style-name="P3"/>
      <text:p text:style-name="P3"/>
      <text:p text:style-name="P5">Yessir.</text:p>
      <text:p text:style-name="P4"/>
      <text:p text:style-name="P1"><text:span text:style-name="T2">Recall that Bayes’ Theorem says:</text:span></text:p>
      <text:p text:style-name="P3"/>
      <text:p text:style-name="P1"><draw:frame draw:style-name="fr1" draw:name="Object1" text:anchor-type="as-char" svg:width="2.7591in" svg:height="0.461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1"><text:span text:style-name="T6">Question #7</text:span><text:span text:style-name="T2"> In the situation of testing for HIV, what should Event A be? What should Event B be? How do you know?</text:span></text:p>
      <text:p text:style-name="P3"/>
      <text:p text:style-name="P8">Event “A” <text:span text:style-name="T10">is having HIV and <text:s/>event “B” is testing for having HIV.</text:span></text:p>
      <text:p text:style-name="P3"/>
      <text:p text:style-name="P3"/>
      <text:p text:style-name="P1"><text:span text:style-name="T6">Question #8</text:span><text:span text:style-name="T2"> Rewrite Bayes’s Theorem for this situation, plugging in the correct numbers for each probability. </text:span><text:span text:style-name="T4">Do not solve for a probability yet.</text:span></text:p>
      <text:p text:style-name="P3"/>
      <text:p text:style-name="P3"/>
      <text:p text:style-name="P9">The amount of people in the testing who have tested positive over the total amount of people you are testing.</text:p>
      <text:p text:style-name="P3"/>
      <text:p text:style-name="P3"/>
      <text:p text:style-name="P1"><text:span text:style-name="T6">Question #9 </text:span><text:span text:style-name="T2">Suppose a random person is tested and they test positive. Using the method (two-way table, tree diagram, Bayes’s Theorem) that makes the most sense to you, find the conditional probability that this person has HIV given that they test positive.</text:span></text:p>
      <text:p text:style-name="P2"/>
      <text:p text:style-name="P2"/>
      <text:p text:style-name="P11"/>
      <text:p text:style-name="P2"/>
      <text:p text:style-name="P2"/>
      <text:p text:style-name="P3"/>
      <text:p text:style-name="P1"><text:span text:style-name="T6">Question #10 </text:span><text:span text:style-name="T2">Based on your results, would you recommend that this be the first and only test used to detect HIV? Why or why not? </text:span></text:p>
      <text:p text:style-name="P1"><text:span text:style-name="T2"/></text:p>
      <text:p text:style-name="P12"><text:soft-page-break/><text:span text:style-name="T7">This should not be the only test you take to confirm the results given by the aforementioned test. There is significant margin of error in testing false positi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ight Wynne</meta:initial-creator>
    <meta:editing-cycles>7</meta:editing-cycles>
    <meta:creation-date>2018-08-19T22:13:00</meta:creation-date>
    <dc:date>2019-09-17T14:07:19.356622288</dc:date>
    <meta:editing-duration>PT27M15S</meta:editing-duration>
    <meta:generator>LibreOffice/5.1.6.2$Linux_X86_64 LibreOffice_project/10m0$Build-2</meta:generator>
    <meta:document-statistic meta:table-count="0" meta:image-count="0" meta:object-count="1" meta:page-count="3" meta:paragraph-count="25" meta:word-count="448" meta:character-count="2529" meta:non-whitespace-character-count="20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2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A</mi>
              <mo stretchy="false">|</mo>
              <mi>B</mi>
            </mrow>
          </mrow>
          <mo fence="true" stretchy="true">)</mo>
        </mrow>
        <mo stretchy="false">=</mo>
        <mfrac>
          <mrow>
            <mi>P</mi>
            <mrow>
              <mo fence="true" stretchy="true">(</mo>
              <mrow>
                <mrow>
                  <mi>B</mi>
                  <mo stretchy="false">|</mo>
                  <mi>A</mi>
                </mrow>
              </mrow>
              <mo fence="true" stretchy="true">)</mo>
            </mrow>
            <mi>P</mi>
            <mrow>
              <mo fence="true" stretchy="false">(</mo>
              <mrow>
                <mi>A</mi>
              </mrow>
              <mo fence="true" stretchy="false">)</mo>
            </mrow>
          </mrow>
          <mrow>
            <mi>P</mi>
            <mrow>
              <mo fence="true" stretchy="true">(</mo>
              <mrow>
                <mrow>
                  <mi>B</mi>
                  <mo stretchy="false">|</mo>
                  <mi>A</mi>
                </mrow>
              </mrow>
              <mo fence="true" stretchy="true">)</mo>
            </mrow>
            <mi>P</mi>
            <mrow>
              <mrow>
                <mo fence="true" stretchy="true">(</mo>
                <mrow>
                  <mi>A</mi>
                </mrow>
                <mo fence="true" stretchy="true">)</mo>
              </mrow>
              <mo stretchy="false">+</mo>
              <mi>P</mi>
            </mrow>
            <mrow>
              <mo fence="true" stretchy="true">(</mo>
              <mrow>
                <mrow>
                  <mi>B</mi>
                  <mo stretchy="false">|</mo>
                  <msup>
                    <mi>A</mi>
                    <mi>C</mi>
                  </msup>
                </mrow>
              </mrow>
              <mo fence="true" stretchy="true">)</mo>
            </mrow>
            <mi>P</mi>
            <mrow>
              <mo fence="true" stretchy="false">(</mo>
              <mrow>
                <msup>
                  <mi>A</mi>
                  <mi>C</mi>
                </msup>
              </mrow>
              <mo fence="true" stretchy="false">)</mo>
            </mrow>
          </mrow>
        </mfrac>
      </mrow>
    </mrow>
    <annotation encoding="StarMath 5.0">P left (A mline B right ) =  {P left (B mline A right ) P(A)} over {P left (B mline A right ) P left (A right ) +P left (B mline {A} ^ {C} right ) P( {A} ^ {C} )}</annotation>
  </semantics>
</math>
</file>